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rsid="0048fa4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rsid="000bb509" officeooo:paragraph-rsid="000bb50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0c9ca9" officeooo:paragraph-rsid="000c9ca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officeooo:rsid="000e3bc0" officeooo:paragraph-rsid="000e3bc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140dc9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160c13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16738b" officeooo:paragraph-rsid="0016738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74559" officeooo:paragraph-rsid="0017455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17f7be" officeooo:paragraph-rsid="0017f7b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19f023" officeooo:paragraph-rsid="0019f02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1a0142" officeooo:paragraph-rsid="001a014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1c298c" officeooo:paragraph-rsid="001c298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1c7496" officeooo:paragraph-rsid="001c749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55f09" officeooo:paragraph-rsid="000af9bf" style:font-weight-asian="bold" style:font-weight-complex="bold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size="12pt" fo:font-style="normal" style:text-underline-style="none" fo:font-weight="normal" officeooo:rsid="00102cc3" officeooo:paragraph-rsid="00102cc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fd855" officeooo:paragraph-rsid="001fd85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text-properties fo:font-size="12pt" fo:font-style="normal" style:text-underline-style="none" fo:font-weight="bold" officeooo:rsid="004190e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1">
      <style:text-properties fo:font-size="12pt" fo:font-style="normal" style:text-underline-style="none" fo:font-weight="bold" officeooo:rsid="002a133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text-properties fo:font-size="12pt" fo:font-style="normal" style:text-underline-style="none" fo:font-weight="bold" officeooo:rsid="0031e75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text-properties fo:font-size="12pt" fo:font-style="normal" style:text-underline-style="none" fo:font-weight="bold" officeooo:rsid="004248c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text-properties fo:font-size="12pt" fo:font-style="normal" style:text-underline-style="none" fo:font-weight="bold" officeooo:rsid="0048fa4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1">
      <style:text-properties fo:font-size="12pt" fo:font-style="normal" style:text-underline-style="none" fo:font-weight="bold" officeooo:rsid="0053980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1">
      <style:text-properties fo:font-size="12pt" fo:font-style="normal" style:text-underline-style="none" fo:font-weight="bold" officeooo:rsid="0056f26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1">
      <style:text-properties fo:font-size="12pt" fo:font-style="normal" style:text-underline-style="none" fo:font-weight="normal" officeooo:rsid="0036bfe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text-properties fo:font-size="12pt" fo:font-style="normal" style:text-underline-style="none" fo:font-weight="normal" officeooo:rsid="00436711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text-properties fo:font-size="12pt" fo:font-style="normal" style:text-underline-style="none" fo:font-weight="normal" officeooo:rsid="004642dd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">
      <style:text-properties fo:font-size="12pt" fo:font-style="normal" style:text-underline-style="none" fo:font-weight="normal" officeooo:rsid="00539805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style:text-underline-style="none" fo:font-weight="normal" officeooo:rsid="000c9ca9" officeooo:paragraph-rsid="000c9ca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style:text-underline-style="none" fo:font-weight="normal" officeooo:rsid="00536c39" officeooo:paragraph-rsid="00216ef4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style:text-underline-style="none" fo:font-weight="normal" officeooo:rsid="00216ef4" officeooo:paragraph-rsid="00216ef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style:text-underline-style="none" fo:font-weight="normal" officeooo:rsid="0020ba28" officeooo:paragraph-rsid="0020ba28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style:text-underline-style="none" fo:font-weight="normal" officeooo:rsid="002436e6" officeooo:paragraph-rsid="002436e6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style:text-underline-style="none" fo:font-weight="normal" officeooo:rsid="0024c1ea" officeooo:paragraph-rsid="0024c1ea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style:text-underline-style="none" fo:font-weight="normal" officeooo:rsid="0024c1ea" officeooo:paragraph-rsid="002c2d81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fo:font-style="normal" style:text-underline-style="none" fo:font-weight="normal" officeooo:rsid="0024c1ea" officeooo:paragraph-rsid="002f033e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2pt" fo:font-style="normal" style:text-underline-style="none" fo:font-weight="normal" officeooo:rsid="0016738b" officeooo:paragraph-rsid="0016738b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style:text-underline-style="none" fo:font-weight="normal" officeooo:rsid="002a3fd5" officeooo:paragraph-rsid="002a3fd5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style:text-underline-style="none" fo:font-weight="normal" officeooo:rsid="002c2d81" officeooo:paragraph-rsid="002c2d81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normal" style:text-underline-style="none" fo:font-weight="normal" officeooo:rsid="002c2d81" officeooo:paragraph-rsid="002f033e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style:text-underline-style="none" fo:font-weight="normal" officeooo:rsid="002dbbd6" officeooo:paragraph-rsid="002dbbd6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>
      <style:text-properties fo:color="#996600" fo:font-size="12pt" fo:font-style="normal" style:text-underline-style="none" fo:font-weight="bold" officeooo:rsid="005bc54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1">
      <style:text-properties fo:color="#000000" fo:font-size="12pt" fo:font-style="normal" style:text-underline-style="none" fo:font-weight="normal" officeooo:rsid="00345da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">
      <style:text-properties fo:color="#000000" fo:font-size="12pt" fo:font-style="normal" style:text-underline-style="none" fo:font-weight="normal" officeooo:rsid="00282bf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">
      <style:text-properties fo:color="#000000" fo:font-size="12pt" fo:font-style="normal" style:text-underline-style="none" fo:font-weight="normal" officeooo:rsid="00338b46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text-underline-style="none" officeooo:rsid="00536c39" officeooo:paragraph-rsid="00216ef4"/>
    </style:style>
    <style:style style:name="P47" style:family="paragraph" style:parent-style-name="Standard">
      <style:paragraph-properties fo:break-before="page"/>
      <style:text-properties style:text-underline-style="none" officeooo:rsid="00536c39" officeooo:paragraph-rsid="00216ef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82a" style:font-weight-asian="normal" style:font-weight-complex="normal"/>
    </style:style>
    <style:style style:name="T3" style:family="text">
      <style:text-properties fo:font-weight="normal" officeooo:rsid="0051646e" style:font-weight-asian="normal" style:font-weight-complex="normal"/>
    </style:style>
    <style:style style:name="T4" style:family="text">
      <style:text-properties fo:font-weight="normal" officeooo:rsid="0051cfbf" style:font-weight-asian="normal" style:font-weight-complex="normal"/>
    </style:style>
    <style:style style:name="T5" style:family="text">
      <style:text-properties fo:font-weight="normal" officeooo:rsid="0052094d" style:font-weight-asian="normal" style:font-weight-complex="normal"/>
    </style:style>
    <style:style style:name="T6" style:family="text">
      <style:text-properties fo:font-weight="normal" officeooo:rsid="004cc4b8" style:font-weight-asian="normal" style:font-weight-complex="normal"/>
    </style:style>
    <style:style style:name="T7" style:family="text">
      <style:text-properties fo:font-weight="normal" officeooo:rsid="005370db" style:font-weight-asian="normal" style:font-weight-complex="normal"/>
    </style:style>
    <style:style style:name="T8" style:family="text">
      <style:text-properties fo:font-weight="normal" officeooo:rsid="00539805" style:font-weight-asian="normal" style:font-weight-complex="normal"/>
    </style:style>
    <style:style style:name="T9" style:family="text">
      <style:text-properties fo:font-weight="normal" officeooo:rsid="0056f26e" style:font-weight-asian="normal" style:font-weight-complex="normal"/>
    </style:style>
    <style:style style:name="T10" style:family="text">
      <style:text-properties fo:font-weight="normal" officeooo:rsid="00550164" style:font-weight-asian="normal" style:font-weight-complex="normal"/>
    </style:style>
    <style:style style:name="T11" style:family="text">
      <style:text-properties fo:color="#996600" fo:font-weight="normal" officeooo:rsid="0059238b" style:font-weight-asian="normal" style:font-weight-complex="normal"/>
    </style:style>
    <style:style style:name="T12" style:family="text">
      <style:text-properties fo:color="#996600" fo:font-weight="normal" officeooo:rsid="0059eeef" style:font-weight-asian="normal" style:font-weight-complex="normal"/>
    </style:style>
    <style:style style:name="T13" style:family="text">
      <style:text-properties officeooo:rsid="00269fa6"/>
    </style:style>
    <style:style style:name="T14" style:family="text">
      <style:text-properties officeooo:rsid="000c9ca9"/>
    </style:style>
    <style:style style:name="T15" style:family="text">
      <style:text-properties officeooo:rsid="00102cc3"/>
    </style:style>
    <style:style style:name="T16" style:family="text">
      <style:text-properties officeooo:rsid="0011c797"/>
    </style:style>
    <style:style style:name="T17" style:family="text">
      <style:text-properties officeooo:rsid="0016738b"/>
    </style:style>
    <style:style style:name="T18" style:family="text">
      <style:text-properties officeooo:rsid="0017f7be"/>
    </style:style>
    <style:style style:name="T19" style:family="text">
      <style:text-properties officeooo:rsid="001977e0"/>
    </style:style>
    <style:style style:name="T20" style:family="text">
      <style:text-properties officeooo:rsid="001b1b77"/>
    </style:style>
    <style:style style:name="T21" style:family="text">
      <style:text-properties officeooo:rsid="001d3cf0"/>
    </style:style>
    <style:style style:name="T22" style:family="text">
      <style:text-properties officeooo:rsid="0025de0b"/>
    </style:style>
    <style:style style:name="T23" style:family="text">
      <style:text-properties officeooo:rsid="0026f3d9"/>
    </style:style>
    <style:style style:name="T24" style:family="text">
      <style:text-properties officeooo:rsid="002a75ef"/>
    </style:style>
    <style:style style:name="T25" style:family="text">
      <style:text-properties officeooo:rsid="002f03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tape stage</text:p>
      <text:list xml:id="list4399913088371195304" text:style-name="L1">
        <text:list-item>
          <text:p text:style-name="P18"><text:span text:style-name="T2">T</text:span><text:span text:style-name="T1">out au long étude des divers algorithmes existants </text:span><text:span text:style-name="T3">(coursera)</text:span></text:p>
        </text:list-item>
        <text:list-item>
          <text:p text:style-name="P19"><text:span text:style-name="T2">C</text:span><text:span text:style-name="T1">réation fichier Excel en python </text:span><text:span text:style-name="T4">+ lecture pour classification future (Excel ↔ CSV)</text:span></text:p>
          <text:p text:style-name="P42"><text:span text:style-name="T4">o</text:span><text:span text:style-name="T1">pnpyxl lib for 2010+ ; xlrd&amp;xlwt lib for 2010-</text:span></text:p>
        </text:list-item>
        <text:list-item>
          <text:p text:style-name="P20"><text:span text:style-name="T1">Lecture et retour OCR à partir de PDF (si nécessaire PDF </text:span><text:span text:style-name="T5">↔</text:span><text:span text:style-name="T1"> PNG) </text:span></text:p>
          <text:p text:style-name="P20"><text:span text:style-name="T11">PDF to TXT/HTML/XML (txt used) with pdfminer </text:span><text:span text:style-name="T12">lib</text:span></text:p>
        </text:list-item>
        <text:list-item>
          <text:p text:style-name="P43">Détermination d'une structure de facture<text:span text:style-name="T13"> </text:span></text:p>
        </text:list-item>
        <text:list-item>
          <text:p text:style-name="P44">Classification par regexp</text:p>
        </text:list-item>
        <text:list-item>
          <text:p text:style-name="P45">Classement manuel des factures dans la base </text:p>
        </text:list-item>
        <text:list-item>
          <text:p text:style-name="P21"><text:span text:style-name="T1">Création IHM </text:span><text:span text:style-name="T6">(+initiation au drag&amp;drop)</text:span></text:p>
        </text:list-item>
        <text:list-item>
          <text:p text:style-name="P25">Codage de l'algorithme (tests et comparaisons de multiples algo – à expliciter)</text:p>
        </text:list-item>
        <text:list-item>
          <text:p text:style-name="P26">Apprentissage avec la basse de données (validation croisée ?)</text:p>
        </text:list-item>
        <text:list-item>
          <text:p text:style-name="P27">Binding du tout</text:p>
        </text:list-item>
        <text:list-item>
          <text:p text:style-name="P28">Ecriture de la documentation</text:p>
        </text:list-item>
        <text:list-item>
          <text:p text:style-name="P22"><text:span text:style-name="T1">Création de l'exécutable </text:span><text:span text:style-name="T7">+ installation automatique de toutes les librairies nécessaires </text:span><text:span text:style-name="T8">au bon fonctionnement de l'appli</text:span></text:p>
        </text:list-item>
        <text:list-item>
          <text:p text:style-name="P28">Gestion de toutes les erreurs possibles</text:p>
        </text:list-item>
        <text:list-item>
          <text:p text:style-name="P23"><text:span text:style-name="T1">Test</text:span><text:span text:style-name="T9">s</text:span><text:span text:style-name="T1"> de validation de toutes les options </text:span><text:span text:style-name="T10">et paramètres possibles</text:span></text:p>
        </text:list-item>
        <text:list-item>
          <text:p text:style-name="P24"><text:span text:style-name="T10">T</text:span><text:span text:style-name="T1">ests par un tiers</text:span></text:p>
        </text:list-item>
      </text:list>
      <text:p text:style-name="P1"/>
      <text:p text:style-name="P12">(solution adaptable = solution prête -ou presque, à la limite- pour être utilisées telle quelle dans l'appli<text:span text:style-name="T20">)</text:span></text:p>
      <text:p text:style-name="P6"/>
      <text:p text:style-name="P6">7/6/2016 </text:p>
      <text:p text:style-name="P7">Nettoyage de l'ordinateur et mise en place d'un environnement de travail sous windows</text:p>
      <text:p text:style-name="P7">Ecriture du cahier des charges</text:p>
      <text:p text:style-name="P7"/>
      <text:p text:style-name="P7">8/6/2016</text:p>
      <text:p text:style-name="P7">Installation de Linux Mint 17.3 en DualBoot avec Windows (+ tests réglages de problèmes WIFI)</text:p>
      <text:p text:style-name="P7">Documentation multiple sur les différentes étapes du projet <text:span text:style-name="T18">(sources.odt)</text:span></text:p>
      <text:p text:style-name="P10">Installation des librairies nécessaires <text:span text:style-name="T19">(openpyxl, xlrt, PyPdf2, …)</text:span></text:p>
      <text:p text:style-name="P11">Début d'implémentation d'un système de lecture/écriture en fichier excel</text:p>
      <text:p text:style-name="P11"/>
      <text:p text:style-name="P6"><text:span text:style-name="T17">du 9/6/2016 :</text:span></text:p>
      <text:p text:style-name="P9">Suite d'implémentation de la lecture et l'écriture en fichier Excel (en solution adaptable) à partir d'un fichier CSV</text:p>
      <text:p text:style-name="P8">Implémentation d'une solution adaptable avec des librairies déjà existantes pour la lecture d'un PDF par OCR</text:p>
      <text:p text:style-name="P8"/>
      <text:p text:style-name="P38">10/6/2016 : <text:s/>absence</text:p>
      <text:p text:style-name="P38"/>
      <text:p text:style-name="P4">13/6/2016 <text:span text:style-name="T24">(demi-journée)</text:span></text:p>
      <text:p text:style-name="P4">Déplacement du projet dans un environnement virtuel <text:span text:style-name="T18">et ré-installation des librairies pour l'env virtuel</text:span></text:p>
      <text:p text:style-name="P31">Tests sur les autres fichier pdf :</text:p>
      <text:p text:style-name="P47">pdf unreadable :</text:p>
      <text:p text:style-name="P46">"img-160120140934.pdf"</text:p>
      <text:p text:style-name="P46">"img-160120140755.pdf"</text:p>
      <text:p text:style-name="P46">"img-160120140906.pdf"</text:p>
      <text:p text:style-name="P46">"img-160208142201.pdf"</text:p>
      <text:p text:style-name="P46">"img-160302152757.pdf"</text:p>
      <text:p text:style-name="P46">"img-160606152738.pdf"</text:p>
      <text:p text:style-name="P46">pdf legible :</text:p>
      <text:p text:style-name="P46">"air france.pdf"</text:p>
      <text:p text:style-name="P46">"FCT_76596181_19193189.pdf"</text:p>
      <text:p text:style-name="P46">"Facture_Free_201601_12120974_599831845.pdf"</text:p>
      <text:p text:style-name="P46">"Facture n° 2016010501503.pdf"</text:p>
      <text:p text:style-name="P46">"Freemobile_0651176828_09-01-2016.pdf"</text:p>
      <text:p text:style-name="P46">"invoice-MMBEUAFD-03-2016-0001562 UBER.pdf"</text:p>
      <text:p text:style-name="P46">"invoice-TERBUDSN-03-2016-0000059.pdf"</text:p>
      <text:p text:style-name="P46">"invoice-XIXVLKDC-03-2016-0000314.pdf"</text:p>
      <text:p text:style-name="P30">"invoice-ZZMDAPHM-03-2016-0010129-2.pdf"</text:p>
      <text:p text:style-name="P4"/>
      <text:p text:style-name="P3">14/6/2016</text:p>
      <text:p text:style-name="P3">Règlage <text:span text:style-name="T14">de soucis (data permission to write pdf to txt in file ; pyqt4 in virtualenv)</text:span></text:p>
      <text:p text:style-name="P5">Structure des factures + implementation du squelette des classes liées à cette structure</text:p>
      <text:p text:style-name="P5">Début determination des regexp</text:p>
      <text:p text:style-name="P5">Reflexion de l'algorithme (cf déroulement<text:span text:style-name="T15">) :</text:span></text:p>
      <text:p text:style-name="P16">test avec classification par regexp</text:p>
      <text:p text:style-name="P16">test avec pré traitement regexp pour determiner le type <text:span text:style-name="T16">(Num tel/fax , Adresse, description, nom, num RCS, montant, taux TVA, num TVA….) puis traitement avec machine learning (type du learning à determiner) ? </text:span></text:p>
      <text:p text:style-name="P17">Détection de soucis à la lecture des PDF de factures pris en photo</text:p>
      <text:p text:style-name="P5"/>
      <text:p text:style-name="P2">15/6/2016</text:p>
      <text:p text:style-name="P14">Détermination des Rege<text:span text:style-name="T21">xp pour différencier les types de données lues</text:span></text:p>
      <text:p text:style-name="P13">Implémentation de la reconnaissance et classification par Regexp</text:p>
      <text:p text:style-name="P32">Choix HTML</text:p>
      <text:p text:style-name="P32"/>
      <text:p text:style-name="P33">16/6/2016</text:p>
      <text:p text:style-name="P39">(demi-journée matin)</text:p>
      <text:p text:style-name="P34">Fin des détermination des string regexp (probleme pour l'adresse ; description ne prenant pas en compte &lt;br&gt;<text:span text:style-name="T22">)</text:span></text:p>
      <text:p text:style-name="P34">→<text:span text:style-name="T23"> Reconnaissance dans un texte plus ou moins long et complexe des différentes grosses parties d'une facture (date,tel,num tva,%tva, €, adresse…)</text:span></text:p>
      <text:p text:style-name="P39">(demi-journée après-midi)</text:p>
      <text:p text:style-name="P39">mise en ligne du site wordpress avec aws (complications)</text:p>
      <text:p text:style-name="P35"/>
      <text:p text:style-name="P41">17/6/2016</text:p>
      <text:p text:style-name="P40"><text:span text:style-name="T25">suite </text:span>mise en ligne du site wordpress avec aws (complications)</text:p>
      <text:p text:style-name="P36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5T09:51:14.936842479</meta:creation-date>
    <meta:generator>LibreOffice/5.0.3.2$Linux_X86_64 LibreOffice_project/00m0$Build-2</meta:generator>
    <dc:date>2016-06-17T17:22:22.976781927</dc:date>
    <dc:creator>innopolis </dc:creator>
    <meta:editing-duration>P1DT12H42M1S</meta:editing-duration>
    <meta:editing-cycles>38</meta:editing-cycles>
    <meta:document-statistic meta:table-count="0" meta:image-count="0" meta:object-count="0" meta:page-count="2" meta:paragraph-count="71" meta:word-count="493" meta:character-count="3518" meta:non-whitespace-character-count="3104"/>
  </office:meta>
</office:document-meta>
</file>